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Title">
      <style:text-properties style:font-name="arial" fo:font-size="14pt" style:text-underline-style="none" style:font-size-asian="14pt" style:font-size-complex="14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2pt" officeooo:paragraph-rsid="000f189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f1894" style:font-size-asian="11pt" style:font-size-complex="11pt"/>
    </style:style>
    <style:style style:name="P8" style:family="paragraph" style:parent-style-name="Standard">
      <style:text-properties style:font-name="arial" officeooo:paragraph-rsid="000f1894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f1894" style:font-size-asian="10pt" style:font-size-complex="10p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f189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Body">
      <style:text-properties style:font-name="arial" fo:font-size="11pt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0f1894" style:font-size-asian="11pt" style:font-size-complex="11pt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12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4"><text:span text:style-name="T19">do text</text:span></text:p><text:p text:style-name="P14"><text:span text:style-name="T1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6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8"/>
      <text:p text:style-name="P5">Permis d'environnement classe 1</text:p>
      <text:p text:style-name="P10"/>
      <text:p text:style-name="P12"><office:annotation><dc:creator>Gauthier Bastien</dc:creator><dc:date>2011-01-13T14:56:41</dc:date><text:p text:style-name="P14"><text:span text:style-name="T19">do text</text:span></text:p><text:p text:style-name="P14"><text:span text:style-name="T19">from document(at=reference, format='odt')</text:span></text:p></office:annotation>Import depuis reference.odt</text:p>
      <text:p text:style-name="P12"/>
      <text:p text:style-name="P12"><office:annotation><dc:creator>Gauthier Bastien</dc:creator><dc:date>2011-02-16T16:12:24</dc:date><text:p text:style-name="P14"><text:span text:style-name="T2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2"><office:annotation><dc:creator>Gauthier Bastien</dc:creator><dc:date>2011-02-16T16:13:21</dc:date><text:p text:style-name="P14"><text:span text:style-name="T2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2"><text:span text:style-name="T5">Objet :</text:span> <text:text-input text:description="Objet des travaux">self.getLicenceSubject()</text:text-input></text:p>
      <text:p text:style-name="P12"><text:span text:style-name="T5">Situation :</text:span> <text:text-input text:description="Situation des travaux">self.getWorkLocationSignaletic()</text:text-input></text:p>
      <text:p text:style-name="P12"><text:span text:style-name="T5">Référence cadastrale</text:span> : <text:text-input text:description="Parcelles">self.getPortionOutsText()</text:text-input></text:p>
      <text:p text:style-name="P12"/>
      <text:p text:style-name="P12"/>
      <text:p text:style-name="P13"><text:span text:style-name="T11"><text:conditional-text text:condition="ooow:&quot;view.do_mailing()&quot;" text:string-value-if-true="&quot;mailed_data.getPersonTitleValue()&quot;" text:string-value-if-false="">mailed_data.getPersonTitleValue()</text:conditional-text></text:span><text:span text:style-name="T11">,</text:span></text:p>
      <text:p text:style-name="P12"/>
      <text:p text:style-name="P12"/>
      <text:p text:style-name="P12">Conformément à l’article 37, &amp; 2, de l’arrêté du Gouvernement wallon du 4 juillet 2002 relatif à la procédure d’octroi du permis d’environnement et du permis unique, aux déclarations et aux mesures de police administrative, nous vous transmettons une copie de la décision de permis d'environnement classe 1 à l’objet repris sous rubrique.</text:p>
      <text:p text:style-name="P12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2"/>
      <text:p text:style-name="P12"/>
      <text:p text:style-name="P12"><office:annotation><dc:creator>Gauthier Bastien</dc:creator><dc:date>2011-01-13T14:56:41</dc:date><text:p text:style-name="P14"><text:span text:style-name="T19">do text</text:span></text:p><text:p text:style-name="P14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4:28:15.759383831</dc:date>
    <dc:language>fr-FR</dc:language>
    <meta:editing-cycles>134</meta:editing-cycles>
    <meta:editing-duration>P2DT5H13M17S</meta:editing-duration>
    <meta:document-statistic meta:table-count="1" meta:image-count="0" meta:object-count="0" meta:page-count="1" meta:paragraph-count="15" meta:word-count="123" meta:character-count="1055" meta:non-whitespace-character-count="961"/>
    <meta:user-defined meta:name="Info 1"/>
    <meta:user-defined meta:name="Info 2"/>
    <meta:user-defined meta:name="Info 3"/>
    <meta:user-defined meta:name="Info 4"/>
  </office:meta>
</office:document-meta>
</file>